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0000000500000002A802472BB.png"/>
  <manifest:file-entry manifest:media-type="" manifest:full-path="Pictures/2000012200006F850000A1F48693B4E4.wmf"/>
  <manifest:file-entry manifest:media-type="" manifest:full-path="Pictures/"/>
  <manifest:file-entry manifest:media-type="" manifest:full-path="ObjectReplacements/Object 1"/>
  <manifest:file-entry manifest:media-type="" manifest:full-path="ObjectReplacements/Object 2"/>
  <manifest:file-entry manifest:media-type="" manifest:full-path="ObjectReplacements/"/>
  <manifest:file-entry manifest:media-type="text/xml" manifest:full-path="content.xml"/>
  <manifest:file-entry manifest:media-type="text/xml" manifest:full-path="styles.xml"/>
  <manifest:file-entry manifest:media-type="application/vnd.sun.star.oleobject" manifest:full-path="Object 1"/>
  <manifest:file-entry manifest:media-type="application/vnd.sun.star.oleobject" manifest:full-path="Object 2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office:version="1.2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gr3" style:family="graphic">
      <style:graphic-properties draw:visible-area-left="0cm" draw:visible-area-top="0cm" draw:visible-area-width="8.067cm" draw:visible-area-height="2.892cm" draw:ole-draw-aspect="1"/>
    </style:style>
    <style:style style:name="gr4" style:family="graphic">
      <style:graphic-properties draw:visible-area-left="0cm" draw:visible-area-top="0cm" draw:visible-area-width="6.009cm" draw:visible-area-height="7.696cm" draw:ole-draw-aspect="1"/>
    </style:style>
    <style:style style:name="pr1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2.916cm" fo:min-width="0cm" fo:padding-top="0.13cm" fo:padding-bottom="0.13cm" fo:padding-left="0.25cm" fo:padding-right="0.25cm" fo:wrap-option="wrap" draw:shadow="hidden" draw:shadow-color="#808080"/>
    </style:style>
    <style:style style:name="pr2" style:family="presentation" style:parent-style-name="Standard-subtitle">
      <style:graphic-properties draw:stroke="none" draw:fill="none" draw:fill-color="#ffffff" draw:textarea-horizontal-align="justify" draw:textarea-vertical-align="top" draw:auto-grow-height="true" draw:auto-grow-width="false" fo:min-height="4.609cm" fo:min-width="0cm" fo:padding-top="0.13cm" fo:padding-bottom="0.13cm" fo:padding-left="0.25cm" fo:padding-right="0.25cm" fo:wrap-option="wrap" draw:shadow="hidden" draw:shadow-color="#808080"/>
    </style:style>
    <style:style style:name="pr3" style:family="presentation" style:parent-style-name="Standard-notes">
      <style:graphic-properties draw:stroke="none" draw:fill="none" draw:fill-color="#ffffff" draw:auto-grow-height="true" fo:min-height="11.427cm" draw:shadow="hidden"/>
    </style:style>
    <style:style style:name="pr4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018cm" fo:min-width="0cm" fo:padding-top="0.13cm" fo:padding-bottom="0.13cm" fo:padding-left="0.25cm" fo:padding-right="0.25cm" fo:wrap-option="wrap" draw:shadow="hidden" draw:shadow-color="#808080"/>
    </style:style>
    <style:style style:name="pr5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424cm" fo:min-width="0cm" fo:padding-top="0.13cm" fo:padding-bottom="0.13cm" fo:padding-left="0.25cm" fo:padding-right="0.25cm" fo:wrap-option="wrap" draw:shadow="hidden" draw:shadow-color="#808080"/>
    </style:style>
    <style:style style:name="pr6" style:family="presentation" style:parent-style-name="Standard-outline1">
      <style:graphic-properties draw:stroke="none" draw:fill="none" draw:fill-color="#ffffff" draw:textarea-horizontal-align="justify" draw:textarea-vertical-align="top" draw:auto-grow-height="true" draw:auto-grow-width="false" fo:min-height="12.49cm" fo:min-width="0cm" fo:padding-top="0.13cm" fo:padding-bottom="0.13cm" fo:padding-left="0.25cm" fo:padding-right="0.25cm" fo:wrap-option="wrap" draw:shadow="hidden" draw:shadow-color="#808080"/>
    </style:style>
    <style:style style:name="pr7" style:family="presentation" style:parent-style-name="Standard-title">
      <style:graphic-properties draw:stroke="none" draw:fill="none" draw:fill-color="#ffffff" draw:textarea-horizontal-align="justify" draw:textarea-vertical-align="middle" draw:auto-grow-height="true" draw:auto-grow-width="false" fo:min-height="3.048cm" fo:min-width="0cm" fo:padding-top="0.13cm" fo:padding-bottom="0.13cm" fo:padding-left="0.25cm" fo:padding-right="0.25cm" fo:wrap-option="wrap" draw:shadow="hidden" draw:shadow-color="#808080"/>
    </style:style>
    <style:style style:name="P1" style:family="paragraph">
      <style:paragraph-properties fo:margin-left="0cm" fo:margin-right="0cm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.952cm" fo:margin-right="0cm" fo:margin-top="0.282cm" fo:margin-bottom="0cm" fo:text-indent="-0.952cm" style:punctuation-wrap="hanging" style:line-break="strict"/>
      <style:text-properties fo:font-family="Arial" style:font-family-generic="swiss" style:font-pitch="variable"/>
    </style:style>
    <style:style style:name="P4" style:family="paragraph">
      <style:paragraph-properties fo:margin-left="0.952cm" fo:margin-right="0cm" fo:margin-top="0.388cm" fo:margin-bottom="0cm" fo:text-indent="-0.952cm" style:punctuation-wrap="hanging" style:line-break="strict"/>
      <style:text-properties fo:font-family="Arial" style:font-family-generic="swiss" style:font-pitch="variable"/>
    </style:style>
    <style:style style:name="P5" style:family="paragraph">
      <style:paragraph-properties style:writing-mode="lr-tb" style:font-independent-line-spacing="true"/>
      <style:text-properties fo:font-family="Arial" style:font-family-generic="swiss" style:font-pitch="variable"/>
    </style:style>
    <style:style style:name="P6" style:family="paragraph">
      <style:paragraph-properties fo:text-align="center" style:writing-mode="lr-tb"/>
      <style:text-properties fo:font-size="24pt"/>
    </style:style>
    <style:style style:name="P7" style:family="paragraph">
      <style:paragraph-properties fo:margin-left="0cm" fo:margin-right="0cm" fo:margin-top="0.176cm" fo:margin-bottom="0cm" fo:line-height="90%" fo:text-indent="0cm" style:punctuation-wrap="hanging" style:line-break="strict"/>
    </style:style>
    <style:style style:name="P8" style:family="paragraph">
      <style:paragraph-properties fo:margin-left="0cm" fo:margin-right="0cm" fo:margin-top="0.158cm" fo:margin-bottom="0cm" fo:line-height="90%" fo:text-indent="0cm" style:punctuation-wrap="hanging" style:line-break="strict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margin-top="0.246cm" fo:margin-bottom="0cm" fo:text-indent="0cm" style:punctuation-wrap="hanging" style:line-break="strict"/>
    </style:style>
    <style:style style:name="P11" style:family="paragraph">
      <style:paragraph-properties fo:margin-left="0.948cm" fo:margin-right="0cm" fo:margin-top="0.246cm" fo:margin-bottom="0cm" fo:text-indent="-0.948cm" style:punctuation-wrap="hanging" style:line-break="strict"/>
    </style:style>
    <style:style style:name="P12" style:family="paragraph">
      <style:paragraph-properties fo:margin-left="0cm" fo:margin-right="0cm" fo:margin-top="0.246cm" fo:margin-bottom="0cm" fo:line-height="90%" fo:text-indent="0cm" style:punctuation-wrap="hanging" style:line-break="strict"/>
    </style:style>
    <style:style style:name="P13" style:family="paragraph">
      <style:paragraph-properties fo:margin-left="0cm" fo:margin-right="0cm" fo:margin-top="0.211cm" fo:margin-bottom="0cm" fo:line-height="90%" fo:text-indent="0cm" style:punctuation-wrap="hanging" style:line-break="strict"/>
    </style:style>
    <style:style style:name="P14" style:family="paragraph">
      <style:paragraph-properties fo:margin-left="0cm" fo:margin-right="0cm" fo:margin-top="0.211cm" fo:margin-bottom="0cm" fo:text-indent="0cm" style:punctuation-wrap="hanging" style:line-break="strict"/>
    </style:style>
    <style:style style:name="P15" style:family="paragraph">
      <style:paragraph-properties fo:margin-left="0.948cm" fo:margin-right="0cm" fo:margin-top="0.211cm" fo:margin-bottom="0cm" fo:text-indent="-0.948cm" style:punctuation-wrap="hanging" style:line-break="strict"/>
    </style:style>
    <style:style style:name="P16" style:family="paragraph">
      <style:paragraph-properties fo:margin-left="0cm" fo:margin-right="0cm" fo:margin-top="0.282cm" fo:margin-bottom="0cm" fo:line-height="90%" fo:text-indent="0cm" style:punctuation-wrap="hanging" style:line-break="strict"/>
    </style:style>
    <style:style style:name="P17" style:family="paragraph">
      <style:paragraph-properties fo:margin-left="0.952cm" fo:margin-right="0cm" fo:margin-top="0.158cm" fo:margin-bottom="0cm" fo:line-height="90%" fo:text-indent="-0.952cm" style:punctuation-wrap="hanging" style:line-break="strict"/>
    </style:style>
    <style:style style:name="P18" style:family="paragraph">
      <style:paragraph-properties fo:margin-left="0.952cm" fo:margin-right="0cm" fo:margin-top="0.158cm" fo:margin-bottom="0cm" fo:line-height="90%" fo:text-align="start" fo:text-indent="-0.952cm" style:punctuation-wrap="hanging" style:line-break="strict">
        <style:tab-stops>
          <style:tab-stop style:position="0cm"/>
          <style:tab-stop style:position="1.583cm"/>
          <style:tab-stop style:position="4.123cm"/>
          <style:tab-stop style:position="6.663cm"/>
          <style:tab-stop style:position="9.203cm"/>
          <style:tab-stop style:position="11.743cm"/>
          <style:tab-stop style:position="14.283cm"/>
          <style:tab-stop style:position="16.823cm"/>
          <style:tab-stop style:position="19.363cm"/>
          <style:tab-stop style:position="21.903cm"/>
          <style:tab-stop style:position="24.443cm"/>
          <style:tab-stop style:position="26.983cm"/>
          <style:tab-stop style:position="27.75cm"/>
          <style:tab-stop style:position="28.998cm"/>
        </style:tab-stops>
      </style:paragraph-properties>
    </style:style>
    <style:style style:name="P19" style:family="paragraph">
      <style:paragraph-properties fo:margin-left="0.952cm" fo:margin-right="0cm" fo:margin-top="0.158cm" fo:margin-bottom="0cm" fo:line-height="90%" fo:text-align="start" fo:text-indent="-0.952cm" style:punctuation-wrap="hanging" style:line-break="strict"/>
    </style:style>
    <style:style style:name="T1" style:family="text">
      <style:text-properties fo:color="#000000" fo:language="de" fo:country="DE"/>
    </style:style>
    <style:style style:name="T2" style:family="text">
      <style:text-properties fo:font-family="Arial" style:font-family-generic="swiss" style:font-pitch="variable" fo:language="de" fo:country="DE"/>
    </style:style>
    <style:style style:name="T3" style:family="text">
      <style:text-properties fo:font-family="Arial" style:font-family-generic="swiss" style:font-pitch="variable" fo:font-size="44pt" fo:language="de" fo:country="DE" style:font-size-asian="44pt" style:font-size-complex="44pt"/>
    </style:style>
    <style:style style:name="T4" style:family="text">
      <style:text-properties fo:language="de" fo:country="DE"/>
    </style:style>
    <style:style style:name="T5" style:family="text">
      <style:text-properties fo:font-size="20pt" fo:language="de" fo:country="DE" style:font-size-asian="20pt" style:font-size-complex="20pt"/>
    </style:style>
    <style:style style:name="T6" style:family="text">
      <style:text-properties fo:font-size="18pt" fo:language="de" fo:country="DE" style:font-size-asian="18pt" style:font-size-complex="18pt"/>
    </style:style>
    <style:style style:name="T7" style:family="text">
      <style:text-properties fo:font-size="28pt" fo:language="de" fo:country="DE" style:font-size-asian="28pt" style:font-size-complex="28pt"/>
    </style:style>
    <style:style style:name="T8" style:family="text">
      <style:text-properties fo:font-size="24pt" fo:language="de" fo:country="DE" style:font-size-asian="24pt" style:font-size-complex="24pt"/>
    </style:style>
    <text:list-style style:name="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</text:list-style>
    <text:list-style style:name="L2">
      <text:list-level-style-bullet text:level="1" text:bullet-char="•">
        <style:list-level-properties text:min-label-width="0.952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3">
      <text:list-level-style-bullet text:level="1" text:bullet-char="">
        <style:list-level-properties text:min-label-width="0.948cm"/>
        <style:text-properties fo:font-family="Wingdings" style:font-pitch="variable" style:font-charset="x-symbol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4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o">
        <style:list-level-properties text:space-before="1.27cm" text:min-label-width="0.789cm"/>
        <style:text-properties fo:font-family="SwitzerlandLight" style:font-family-generic="swiss" style:font-pitch="variable" fo:color="#000000" fo:font-size="8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5">
      <text:list-level-style-bullet text:level="1" text:bullet-char="o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6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-">
        <style:list-level-properties text:space-before="2.54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7">
      <text:list-level-style-bullet text:level="1" text:bullet-char="">
        <style:list-level-properties text:min-label-width="0.948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8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•">
        <style:list-level-properties text:space-before="3.81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  <text:list-style style:name="L9">
      <text:list-level-style-bullet text:level="1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•">
        <style:list-level-properties text:space-before="5.08cm" text:min-label-width="0.635cm"/>
        <style:text-properties fo:font-family="SwitzerlandLight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body>
    <office:presentation>
      <draw:page draw:name="page1" draw:style-name="dp1" draw:master-page-name="Standard" presentation:presentation-page-layout-name="AL1T0">
        <draw:frame presentation:style-name="pr1" draw:text-style-name="P2" draw:layer="layout" svg:width="21.59cm" svg:height="3.176cm" svg:x="1.905cm" svg:y="6.349cm" presentation:class="title" presentation:user-transformed="true">
          <draw:text-box>
            <text:p text:style-name="P1"><text:span text:style-name="T1">Entwurfsmuster</text:span></text:p>
          </draw:text-box>
        </draw:frame>
        <draw:frame presentation:style-name="pr2" draw:text-style-name="P5" draw:layer="layout" svg:width="17.78cm" svg:height="4.869cm" svg:x="3.81cm" svg:y="10.795cm" presentation:class="subtitle" presentation:user-transformed="true">
          <draw:text-box>
            <text:p text:style-name="P3"><text:span text:style-name="T2">Erzeugungsmuster</text:span></text:p>
            <text:p text:style-name="P4"><text:span text:style-name="T3">Das Singleton</text:span></text:p>
          </draw:text-box>
        </draw:frame>
        <draw:frame draw:style-name="gr1" draw:text-style-name="P6" draw:layer="layout" svg:width="4.524cm" svg:height="6.566cm" svg:x="17.78cm" svg:y="9.737cm">
          <draw:image xlink:href="Pictures/2000012200006F850000A1F48693B4E4.wmf" xlink:type="simple" xlink:show="embed" xlink:actuate="onLoad">
            <text:p/>
          </draw:image>
        </draw:frame>
        <presentation:notes draw:style-name="dp2">
          <draw:page-thumbnail draw:layer="layout" svg:width="12.982cm" svg:height="9.737cm" svg:x="3.14cm" svg:y="1.905cm" draw:page-number="1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Erzeugungsmuster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7"><text:span text:style-name="T5">Dienen der Erzeugung von Objekten</text:span></text:p>
              </text:list-item>
              <text:list-item>
                <text:p text:style-name="P7"><text:span text:style-name="T5">Wichtig bei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Softwaresystemen, die mehr von Objektkomposition als von Vererbung abhängen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Leitmotive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Kapselung des Wissens um die konkreten Klassen</text:span></text:p>
                  </text:list-item>
                  <text:list-item>
                    <text:p text:style-name="P8"><text:span text:style-name="T6">Verstecken den Erzeugungsprozess der Exemplare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Mit Erzeugungsmustern kann bestimmt werden...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was erzeugt wird</text:span></text:p>
                  </text:list-item>
                  <text:list-item>
                    <text:p text:style-name="P8"><text:span text:style-name="T6">wer es erzeugt</text:span></text:p>
                  </text:list-item>
                  <text:list-item>
                    <text:p text:style-name="P8"><text:span text:style-name="T6">wie es erzeugt wird</text:span></text:p>
                  </text:list-item>
                  <text:list-item>
                    <text:p text:style-name="P8"><text:span text:style-name="T6">und wann es erzeugt wird</text:span></text:p>
                  </text:list-item>
                </text:list>
              </text:list-item>
            </text:list>
            <text:list text:style-name="L3">
              <text:list-item>
                <text:p text:style-name="P7"><text:span text:style-name="T5">Singleton</text:span></text:p>
              </text:list-item>
            </text:list>
            <text:list text:style-name="L4">
              <text:list-item>
                <text:list>
                  <text:list-item>
                    <text:p text:style-name="P8"><text:span text:style-name="T6">Objektbasiertes Erzeugungsmuster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2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Das Singleto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4">englisch: Singleton</text:span></text:p>
              </text:list-item>
              <text:list-item>
                <text:p text:style-name="P9"><text:span text:style-name="T4">objektbasiertes Erzeugungsmuster</text:span></text:p>
              </text:list-item>
              <text:list-item>
                <text:p text:style-name="P9"><text:span text:style-name="T4">Zweck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Überwache Anzahl erzeugter Objekte</text:span></text:p>
                  </text:list-item>
                  <text:list-item>
                    <text:p text:style-name="P10"><text:span text:style-name="T4">Bereitstellen eines globalen Zugriffspunkts</text:span></text:p>
                  </text:list-item>
                </text:list>
              </text:list-item>
            </text:list>
            <text:p text:style-name="P11"><text:span text:style-name="T4"/></text:p>
          </draw:text-box>
        </draw:frame>
        <presentation:notes draw:style-name="dp2">
          <draw:page-thumbnail draw:layer="layout" svg:width="12.982cm" svg:height="9.737cm" svg:x="3.14cm" svg:y="1.905cm" draw:page-number="3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Motivatio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7">Manche Klassen dürfen nur eine Instanz (ein Exemplar) hab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Beispie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Viele Drucker, aber nur ein Druckerspooler</text:span></text:p>
                      </text:list-item>
                      <text:list-item>
                        <text:p text:style-name="P7"><text:span text:style-name="T5">Ein Fenstermanager pro Betriebssystem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7">Handhabung „idiotensicher“ mach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Garantierte Absicherung der Erzeugung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Verwalter bestellen? Was passiert bei zwei Verwaltern?</text:span></text:p>
                      </text:list-item>
                      <text:list-item>
                        <text:p text:style-name="P7"><text:span text:style-name="T5">Globale Variable? Verhindert auch keine Erzeugung!</text:span></text:p>
                      </text:list-item>
                      <text:list-item>
                        <text:p text:style-name="P7"><text:span text:style-name="T5">Folgerung: Die Klasse selbst sollte Instanzen verwalt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Einfache Zugriffsmöglichkeit auf Instanz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4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Struktur</text:span></text:p>
          </draw:text-box>
        </draw:frame>
        <draw:rect draw:style-name="gr2" draw:text-style-name="P6" draw:layer="layout" svg:width="14.86cm" svg:height="6.924cm" svg:x="5.27cm" svg:y="6.063cm">
          <text:p/>
        </draw:rect>
        <draw:rect draw:style-name="gr2" draw:text-style-name="P6" draw:layer="layout" svg:width="14.86cm" svg:height="6.924cm" svg:x="5.27cm" svg:y="6.063cm">
          <text:p/>
        </draw:rect>
        <draw:rect draw:style-name="gr2" draw:text-style-name="P6" draw:layer="layout" svg:width="14.86cm" svg:height="6.924cm" svg:x="5.27cm" svg:y="6.063cm">
          <text:p/>
        </draw:rect>
        <draw:frame draw:style-name="gr3" draw:layer="layout" svg:width="22.86cm" svg:height="8.193cm" svg:x="1.693cm" svg:y="5.715cm">
          <draw:object-ole draw:class-id="FB9C3C60-3B85-11D3-b12e-00a0c9e88542" xlink:href="./Object 1" xlink:type="simple" xlink:show="embed" xlink:actuate="onLoad"/>
          <draw:image xlink:href="./ObjectReplacements/Object 1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5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Anwendbarkeit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4">Anwendungsgründe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Ein Exemplar pro Klass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4">Wohldefinierter Zugriffspunkt</text:span></text:p>
                      </text:list-item>
                      <text:list-item>
                        <text:p text:style-name="P14"><text:span text:style-name="T4">Gekapselte Bedingungsüberwachung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Das einzige Exemplar soll erweiterbar sei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4"><text:span text:style-name="T4">Erweiterung durch Ableitung (Vererbung)</text:span></text:p>
                      </text:list-item>
                      <text:list-item>
                        <text:p text:style-name="P14"><text:span text:style-name="T4">Klienten sollen Erweiterung ohne Modifikation verwenden können</text:span></text:p>
                      </text:list-item>
                    </text:list>
                  </text:list-item>
                </text:list>
              </text:list-item>
            </text:list>
            <text:p text:style-name="P15"><text:span text:style-name="T4"/></text:p>
          </draw:text-box>
        </draw:frame>
        <presentation:notes draw:style-name="dp2">
          <draw:page-thumbnail draw:layer="layout" svg:width="12.982cm" svg:height="9.737cm" svg:x="3.14cm" svg:y="1.905cm" draw:page-number="6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Interaktion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7">Klienten haben ausschließlich durch die Exemplarmethode der Singletonklasse Zugriff auf die Instanz.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Die Exemplarmethode war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getInstance() [static]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7">Weitere Interaktion direkt mit der Instanz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normalerweise keine Überprüfung des Aufrufenden</text:span></text:p>
                  </text:list-item>
                  <text:list-item>
                    <text:p text:style-name="P13"><text:span text:style-name="T8">"Safe"-Singleton überprüft Berechtigung des Aufrufers anhand seiner Referenz und einer internen "Whitelist"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7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Konsequenzen (positiv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6"><text:span text:style-name="T4">Zugriffskontrolle auf die Instanz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Selbstkapselung bietet strikte Kontroll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4">Art und Zeit des Zugriffs</text:span></text:p>
                      </text:list-item>
                      <text:list-item>
                        <text:p text:style-name="P13"><text:span text:style-name="T4">Art der Klient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6"><text:span text:style-name="T4">Verbesserung gegenüber globalen Variabl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Vermeidet Überfrachtung zentraler Klassen</text:span></text:p>
                  </text:list-item>
                  <text:list-item>
                    <text:p text:style-name="P12"><text:span text:style-name="T4">Erleichterte Verwend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8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Konsequenzen (positiv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9"><text:span text:style-name="T4">Verbesserung gegenüber rein statischen Implementierungen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„</text:span><text:span text:style-name="T4">normales“ Objekt wird verwendet</text:span></text:p>
                  </text:list-item>
                  <text:list-item>
                    <text:p text:style-name="P10"><text:span text:style-name="T4">Statische Implementierung erschwert Änderungen der Architektur</text:span></text:p>
                  </text:list-item>
                </text:list>
              </text:list-item>
            </text:list>
            <text:list text:style-name="L3">
              <text:list-item>
                <text:p text:style-name="P9"><text:span text:style-name="T4">Nachträgliche Varianz in der Anzahl</text:span></text:p>
              </text:list-item>
            </text:list>
            <text:list text:style-name="L4">
              <text:list-item>
                <text:list>
                  <text:list-item>
                    <text:p text:style-name="P10"><text:span text:style-name="T4">Mehrere Instanzen gleichzeitig verwalten</text:span></text:p>
                  </text:list-item>
                  <text:list-item>
                    <text:p text:style-name="P10"><text:span text:style-name="T4">Änderungen hierzu klassenintern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9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Beispiel-Implementierungen</text:span></text:p>
          </draw:text-box>
        </draw:frame>
        <draw:frame presentation:style-name="pr5" draw:text-style-name="P2" draw:layer="layout" svg:width="21.59cm" svg:height="12.684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7">Java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Klasse java.awt.Toolki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Instanz durch Toolkit.getDefaultToolkit()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Klasse javax.xml.bind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Instanz durch JAXBContext.newInstance(String package)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Spezialfall des Singleto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7">Konkrete Beispiel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Papierkorb im Betriebssystem</text:span></text:p>
                  </text:list-item>
                  <text:list-item>
                    <text:p text:style-name="P13"><text:span text:style-name="T8">Leerlaufprozess unter Windows</text:span></text:p>
                  </text:list-item>
                  <text:list-item>
                    <text:p text:style-name="P13"><text:span text:style-name="T8">Netzwerkverbindung pro Kart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Wieder ein Spezialfall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0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Beispiel-Quellcode</text:span></text:p>
          </draw:text-box>
        </draw:frame>
        <draw:frame presentation:style-name="pr6" draw:text-style-name="P2" draw:layer="layout" svg:width="21.59cm" svg:height="13.591cm" svg:x="1.905cm" svg:y="5.502cm" presentation:class="outline" presentation:user-transformed="true">
          <draw:text-box>
            <text:p text:style-name="P17"><text:span text:style-name="T6">class Singleton {</text:span></text:p>
            <text:p text:style-name="P18"><text:span text:style-name="T6"><text:tab/></text:span><text:span text:style-name="T6">private static Singleton instance = null;</text:span></text:p>
            <text:p text:style-name="P19"><text:span text:style-name="T6"/></text:p>
            <text:p text:style-name="P18"><text:span text:style-name="T6"><text:tab/></text:span><text:span text:style-name="T6">private Singleton() {</text:span></text:p>
            <text:p text:style-name="P18"><text:span text:style-name="T6"><text:tab/></text:span><text:span text:style-name="T6"><text:tab/></text:span><text:span text:style-name="T6">super();</text:span></text:p>
            <text:p text:style-name="P18"><text:span text:style-name="T6"><text:tab/></text:span><text:span text:style-name="T6">}</text:span></text:p>
            <text:p text:style-name="P19"><text:span text:style-name="T6"/></text:p>
            <text:p text:style-name="P18"><text:span text:style-name="T6"><text:tab/></text:span><text:span text:style-name="T6">public static Singleton getInstance() {</text:span></text:p>
            <text:p text:style-name="P18"><text:span text:style-name="T6"><text:s text:c="14"/></text:span><text:span text:style-name="T6">synchronized (Singleton.class) {</text:span></text:p>
            <text:p text:style-name="P18"><text:span text:style-name="T6"><text:s text:c="4"/></text:span><text:span text:style-name="T6"><text:tab/></text:span><text:span text:style-name="T6"><text:tab/></text:span><text:span text:style-name="T6"> <text:s text:c="7"/></text:span><text:span text:style-name="T6">if (null == instance) {</text:span></text:p>
            <text:p text:style-name="P18"><text:span text:style-name="T6"><text:tab/></text:span><text:span text:style-name="T6"><text:tab/></text:span><text:span text:style-name="T6"><text:tab/></text:span><text:span text:style-name="T6">instance = new Singleton();</text:span></text:p>
            <text:p text:style-name="P18"><text:span text:style-name="T6"><text:tab/></text:span><text:span text:style-name="T6"><text:tab/></text:span><text:span text:style-name="T6"> <text:s text:c="7"/></text:span><text:span text:style-name="T6">}</text:span></text:p>
            <text:p text:style-name="P18"><text:span text:style-name="T6"><text:s text:c="22"/></text:span><text:span text:style-name="T6">return instance;</text:span></text:p>
            <text:p text:style-name="P18"><text:span text:style-name="T6"><text:s text:c="14"/></text:span><text:span text:style-name="T6">}</text:span></text:p>
            <text:p text:style-name="P18"><text:span text:style-name="T6"><text:tab/></text:span><text:span text:style-name="T6">}</text:span></text:p>
            <text:p text:style-name="P19"><text:span text:style-name="T6">}</text:span></text:p>
          </draw:text-box>
        </draw:frame>
        <presentation:notes draw:style-name="dp2">
          <draw:page-thumbnail draw:layer="layout" svg:width="12.982cm" svg:height="9.737cm" svg:x="3.14cm" svg:y="1.905cm" draw:page-number="11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2" draw:style-name="dp1" draw:master-page-name="Standard" presentation:presentation-page-layout-name="AL2T1">
        <draw:frame presentation:style-name="pr7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4">Fortgeschrittene Implementierung (I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6"><text:span text:style-name="T4">Mehrere (gleiche) Instanzen pro Klasse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Begriffswahl: n-Singleton</text:span></text:p>
                  </text:list-item>
                  <text:list-item>
                    <text:p text:style-name="P12"><text:span text:style-name="T4">Statt einer internen Referenz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4">Liste interner Referenzen</text:span></text:p>
                      </text:list-item>
                      <text:list-item>
                        <text:p text:style-name="P13"><text:span text:style-name="T4">Nach und nach instantiieren</text:span></text:p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Was geschieht ab dem (n+1)ten Aufruf?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4">Liste wird zirkulär durchgegangen ohne erneute Erzeugung</text:span></text:p>
                      </text:list-item>
                      <text:list-item>
                        <text:p text:style-name="P13"><text:span text:style-name="T4">Reihenfolge beliebig, eventuell Zufallsgenerator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2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3" draw:style-name="dp1" draw:master-page-name="Standard" presentation:presentation-page-layout-name="AL2T1">
        <draw:frame presentation:style-name="pr7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4">Fortgeschrittene Implementierung (II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7">Unterschiedliche Instanzen der Klasse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Unterschied zum Erzeugungszeitpunkt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Parametriesierung der getInstance-Method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Begriffswahl: Parameter-Singleton</text:span></text:p>
                          </text:list-item>
                          <text:list-item>
                            <text:p text:style-name="P8"><text:span text:style-name="T6">Problem: Klienten müssen Parameter kenn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6">Einführung createInstance-Methode (mit Parameter)</text:span></text:p>
                              </text:list-item>
                              <text:list-item>
                                <text:p text:style-name="P8"><text:span text:style-name="T6">getInstance ohne Parameter, aber unsicherer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Unterschied zur Laufzeit („parallele“ Instanzen)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Kennung durch Bezeichnerstring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8"><text:span text:style-name="T6">Begriffswahl: „Multiton“</text:span></text:p>
                          </text:list-item>
                          <text:list-item>
                            <text:p text:style-name="P8"><text:span text:style-name="T6">Problem: Intern muss eine Hashmap gehalten werden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9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p text:style-name="P8"><text:span text:style-name="T6">Mapping von Bezeichner auf Instanz</text:span></text:p>
                              </text:list-item>
                              <text:list-item>
                                <text:p text:style-name="P8"><text:span text:style-name="T6">Erzeugung, wenn noch nicht vorhanden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3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4" draw:style-name="dp1" draw:master-page-name="Standard" presentation:presentation-page-layout-name="AL2T1">
        <draw:frame presentation:style-name="pr7" draw:text-style-name="P2" draw:layer="layout" svg:width="21.59cm" svg:height="3.309cm" svg:x="1.905cm" svg:y="1.626cm" presentation:class="title" presentation:user-transformed="true">
          <draw:text-box>
            <text:p text:style-name="P1"><text:span text:style-name="T4">Fortgeschrittene Implementierung (III)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6"><text:span text:style-name="T4">Zugriffskontrollen realisieren</text:span></text:p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Instanzerzeugung spätestens bei erstem Bedarf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4">Frühere Instantiierung über Klassencode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„</text:span><text:span text:style-name="T4">static-Block“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p text:style-name="P12"><text:span text:style-name="T4">Klientenkontrolle über Referenzübergabe bei getInstance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13"><text:span text:style-name="T4">Abprüfen von Sicherheitsregeln</text:span></text:p>
                      </text:list-item>
                      <text:list-item>
                        <text:p text:style-name="P13"><text:span text:style-name="T4">Verweigerung einer Referenz einfach</text:span></text:p>
                      </text:list-item>
                    </text:list>
                  </text:list-item>
                </text:list>
              </text:list-item>
            </text:list>
            <text:list text:style-name="L8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7"><text:span text:style-name="T4">Wie verweigert man die Erzeugung eines Objekts durch den Konstruktor?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4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5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Probleme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2"><text:span text:style-name="T7">Erzeugung von Singletons möglichst abhängigkeitsfrei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Erzeugung mit Abhängigkeiten erfordert von Klienten, nicht vorzeitig anzufragen</text:span></text:p>
                  </text:list-item>
                </text:list>
              </text:list-item>
            </text:list>
            <text:list text:style-name="L6">
              <text:list-item>
                <text:list>
                  <text:list-item>
                    <text:list>
                      <text:list-item>
                        <text:p text:style-name="P7"><text:span text:style-name="T5">Problem, da Erzeugungsprozess verborgen</text:span>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p text:style-name="P12"><text:span text:style-name="T7">Einmal erzeugte Singletons müssen gültig bleiben</text:span></text:p>
              </text:list-item>
            </text:list>
            <text:list text:style-name="L4">
              <text:list-item>
                <text:list>
                  <text:list-item>
                    <text:p text:style-name="P13"><text:span text:style-name="T8">Alte Referenzen beziehen sich auf „illegales“ Exemplar der Klasse</text:span></text:p>
                  </text:list-item>
                  <text:list-item>
                    <text:p text:style-name="P13"><text:span text:style-name="T8">Möglichkeiten der Referenzverwaltung sind aufwendig und „teuer“ in der Benutzung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layer="layout" svg:width="12.982cm" svg:height="9.737cm" svg:x="3.14cm" svg:y="1.905cm" draw:page-number="15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draw:page draw:name="page16" draw:style-name="dp1" draw:master-page-name="Standard" presentation:presentation-page-layout-name="AL2T1">
        <draw:frame presentation:style-name="pr1" draw:text-style-name="P2" draw:layer="layout" svg:width="21.59cm" svg:height="3.176cm" svg:x="1.905cm" svg:y="1.692cm" presentation:class="title" presentation:user-transformed="true">
          <draw:text-box>
            <text:p text:style-name="P1"><text:span text:style-name="T4">Verwandte Muster</text:span></text:p>
          </draw:text-box>
        </draw:frame>
        <draw:frame presentation:style-name="pr4" draw:text-style-name="P2" draw:layer="layout" svg:width="21.59cm" svg:height="12.278cm" svg:x="1.905cm" svg:y="5.502cm" presentation:class="outline" presentation:user-transformed="true">
          <draw:text-box>
            <text:list text:style-name="L3">
              <text:list-item>
                <text:p text:style-name="P13"><text:span text:style-name="T8">Singleton ist ein fundamentales Muster</text:span></text:p>
              </text:list-item>
              <text:list-item>
                <text:p text:style-name="P13"><text:span text:style-name="T8">Abstrakte Fabrik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Verwendet Singleton, um Einmaligkeit des erzeugten Kits zu garantieren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8">Erbauer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Verwendet Singleton, um zentrale Anlaufstelle zu bieten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8">Prototyp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Verwendet Singleton, um Einmaligkeit zu garantieren</text:span></text:p>
                  </text:list-item>
                </text:list>
              </text:list-item>
            </text:list>
            <text:list text:style-name="L3">
              <text:list-item>
                <text:p text:style-name="P13"><text:span text:style-name="T8">Fassade</text:span></text:p>
              </text:list-item>
            </text:list>
            <text:list text:style-name="L4">
              <text:list-item>
                <text:list>
                  <text:list-item>
                    <text:p text:style-name="P7"><text:span text:style-name="T5">Verwendet Singleton, um zentrale, einmalige Anlaufstelle zu bieten</text:span></text:p>
                  </text:list-item>
                </text:list>
              </text:list-item>
            </text:list>
          </draw:text-box>
        </draw:frame>
        <draw:frame draw:style-name="gr4" draw:layer="layout" svg:width="2.809cm" svg:height="3.599cm" svg:x="22.013cm" svg:y="14.393cm">
          <draw:object-ole draw:class-id="1933A000-1F48-11D3-b198-00a0c9e8a79c" xlink:href="./Object 2" xlink:type="simple" xlink:show="embed" xlink:actuate="onLoad"/>
          <draw:image xlink:href="./ObjectReplacements/Object 2" xlink:type="simple" xlink:show="embed" xlink:actuate="onLoad"/>
        </draw:frame>
        <presentation:notes draw:style-name="dp2">
          <draw:page-thumbnail draw:layer="layout" svg:width="12.982cm" svg:height="9.737cm" svg:x="3.14cm" svg:y="1.905cm" draw:page-number="16"/>
          <draw:frame presentation:style-name="pr3" draw:layer="layout" svg:width="14.177cm" svg:height="11.687cm" svg:x="2.539cm" svg:y="12.276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gradient draw:name="Gradient_20_7" draw:display-name="Gradient 7" draw:style="linear" draw:start-color="#ff3300" draw:end-color="#ffffff" draw:start-intensity="100%" draw:end-intensity="100%" draw:angle="270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Standard-backgroundobjects" style:family="presentation">
      <style:graphic-properties fo:padding-top="0.13cm" fo:padding-bottom="0.13cm" fo:padding-left="0.25cm" fo:padding-right="0.25cm" draw:shadow="hidden" draw:shadow-offset-x="0.3cm" draw:shadow-offset-y="0.3cm" draw:shadow-color="#808080">
        <text:list-style style:name="Standard-backgroundobject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line-through-style="none" style:text-position="0% 100%" fo:font-family="'Times New Roman'" style:font-family-generic="roman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notes" style:family="presentation">
      <style:graphic-properties draw:stroke="none" draw:fill="none" fo:padding-top="0.13cm" fo:padding-bottom="0.13cm" fo:padding-left="0.25cm" fo:padding-right="0.25cm">
        <text:list-style style:name="Standard-notes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Lucida Sans Unicode'" style:font-family-generic-asian="system" style:font-pitch-asian="variable" style:font-size-asian="12pt" style:font-style-asian="normal" style:font-weight-asian="normal" style:font-family-complex="Tahoma" style:font-family-generic-complex="system" style:font-pitch-complex="variable" style:font-size-complex="12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fo:padding-top="0.13cm" fo:padding-bottom="0.13cm" fo:padding-left="0.25cm" fo:padding-right="0.25cm">
        <text:list-style style:name="Standard-outline1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start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graphic-properties>
        <text:list-style style:name="Standard-outline2">
          <text:list-level-style-bullet text:level="1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2.063cm" fo:margin-right="0cm" fo:margin-top="0.246cm" fo:margin-bottom="0cm" fo:line-height="100%" fo:text-align="start" fo:text-indent="-0.793cm" style:punctuation-wrap="hanging" style:line-break="strict" style:writing-mode="lr-tb" style:font-independent-line-spacing="true">
        <style:tab-stops>
          <style:tab-stop style:position="0cm"/>
          <style:tab-stop style:position="0.432cm"/>
          <style:tab-stop style:position="1.68cm"/>
          <style:tab-stop style:position="2.928cm"/>
          <style:tab-stop style:position="4.176cm"/>
          <style:tab-stop style:position="5.423cm"/>
          <style:tab-stop style:position="6.671cm"/>
          <style:tab-stop style:position="7.919cm"/>
          <style:tab-stop style:position="9.167cm"/>
          <style:tab-stop style:position="10.415cm"/>
          <style:tab-stop style:position="11.663cm"/>
          <style:tab-stop style:position="12.911cm"/>
          <style:tab-stop style:position="14.159cm"/>
          <style:tab-stop style:position="15.407cm"/>
          <style:tab-stop style:position="16.655cm"/>
          <style:tab-stop style:position="17.903cm"/>
          <style:tab-stop style:position="19.151cm"/>
          <style:tab-stop style:position="20.399cm"/>
          <style:tab-stop style:position="21.647cm"/>
          <style:tab-stop style:position="22.895cm"/>
          <style:tab-stop style:position="24.14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'Lucida Sans Unicode'" style:font-pitch-asian="variable" style:font-size-asian="28pt" style:font-style-asian="normal" style:font-weight-asian="normal" style:font-family-complex="'Lucida Sans Unicode'" style:font-pitch-complex="variable" style:font-size-complex="28pt" style:font-style-complex="normal" style:font-weight-complex="normal" style:font-relief="none"/>
    </style:style>
    <style:style style:name="Standard-outline3" style:family="presentation" style:parent-style-name="Standard-outline2">
      <style:paragraph-properties fo:margin-left="3.175cm" fo:margin-right="0cm" fo:margin-top="0.211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68cm"/>
          <style:tab-stop style:position="1.816cm"/>
          <style:tab-stop style:position="3.064cm"/>
          <style:tab-stop style:position="4.312cm"/>
          <style:tab-stop style:position="5.56cm"/>
          <style:tab-stop style:position="6.808cm"/>
          <style:tab-stop style:position="8.056cm"/>
          <style:tab-stop style:position="9.304cm"/>
          <style:tab-stop style:position="10.552cm"/>
          <style:tab-stop style:position="11.8cm"/>
          <style:tab-stop style:position="13.048cm"/>
          <style:tab-stop style:position="14.296cm"/>
          <style:tab-stop style:position="15.544cm"/>
          <style:tab-stop style:position="16.792cm"/>
          <style:tab-stop style:position="18.04cm"/>
          <style:tab-stop style:position="19.288cm"/>
          <style:tab-stop style:position="20.536cm"/>
          <style:tab-stop style:position="21.784cm"/>
          <style:tab-stop style:position="23.031cm"/>
          <style:tab-stop style:position="24.279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'Lucida Sans Unicode'" style:font-pitch-asian="variable" style:font-size-asian="24pt" style:font-style-asian="normal" style:font-weight-asian="normal" style:font-family-complex="'Lucida Sans Unicode'" style:font-pitch-complex="variable" style:font-size-complex="24pt" style:font-style-complex="normal" style:font-weight-complex="normal" style:font-relief="none"/>
    </style:style>
    <style:style style:name="Standard-outline4" style:family="presentation" style:parent-style-name="Standard-outline3">
      <style:paragraph-properties fo:margin-left="4.44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46cm"/>
          <style:tab-stop style:position="1.794cm"/>
          <style:tab-stop style:position="3.042cm"/>
          <style:tab-stop style:position="4.29cm"/>
          <style:tab-stop style:position="5.538cm"/>
          <style:tab-stop style:position="6.786cm"/>
          <style:tab-stop style:position="8.034cm"/>
          <style:tab-stop style:position="9.282cm"/>
          <style:tab-stop style:position="10.53cm"/>
          <style:tab-stop style:position="11.778cm"/>
          <style:tab-stop style:position="13.026cm"/>
          <style:tab-stop style:position="14.274cm"/>
          <style:tab-stop style:position="15.522cm"/>
          <style:tab-stop style:position="16.77cm"/>
          <style:tab-stop style:position="18.018cm"/>
          <style:tab-stop style:position="19.266cm"/>
          <style:tab-stop style:position="20.514cm"/>
          <style:tab-stop style:position="21.761cm"/>
          <style:tab-stop style:position="23.009cm"/>
          <style:tab-stop style:position="24.257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5" style:family="presentation" style:parent-style-name="Standard-outline4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6" style:family="presentation" style:parent-style-name="Standard-outline5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7" style:family="presentation" style:parent-style-name="Standard-outline6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8" style:family="presentation" style:parent-style-name="Standard-outline7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outline9" style:family="presentation" style:parent-style-name="Standard-outline8">
      <style:paragraph-properties fo:margin-left="5.715cm" fo:margin-right="0cm" fo:margin-top="0.176cm" fo:margin-bottom="0cm" fo:line-height="100%" fo:text-align="start" fo:text-indent="-0.635cm" style:punctuation-wrap="hanging" style:line-break="strict" style:writing-mode="lr-tb" style:font-independent-line-spacing="true">
        <style:tab-stops>
          <style:tab-stop style:position="0cm"/>
          <style:tab-stop style:position="0.524cm"/>
          <style:tab-stop style:position="1.772cm"/>
          <style:tab-stop style:position="3.02cm"/>
          <style:tab-stop style:position="4.268cm"/>
          <style:tab-stop style:position="5.516cm"/>
          <style:tab-stop style:position="6.764cm"/>
          <style:tab-stop style:position="8.012cm"/>
          <style:tab-stop style:position="9.26cm"/>
          <style:tab-stop style:position="10.508cm"/>
          <style:tab-stop style:position="11.756cm"/>
          <style:tab-stop style:position="13.004cm"/>
          <style:tab-stop style:position="14.252cm"/>
          <style:tab-stop style:position="15.5cm"/>
          <style:tab-stop style:position="16.748cm"/>
          <style:tab-stop style:position="17.996cm"/>
          <style:tab-stop style:position="19.244cm"/>
          <style:tab-stop style:position="20.491cm"/>
          <style:tab-stop style:position="21.739cm"/>
          <style:tab-stop style:position="22.987cm"/>
          <style:tab-stop style:position="24.23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'Lucida Sans Unicode'" style:font-pitch-asian="variable" style:font-size-asian="20pt" style:font-style-asian="normal" style:font-weight-asian="normal" style:font-family-complex="'Lucida Sans Unicode'" style:font-pitch-complex="variable" style:font-size-complex="20pt" style:font-style-complex="normal" style:font-weight-complex="normal" style:font-relief="none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•">
            <style:list-level-properties text:min-label-width="0.952cm"/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.952cm" fo:margin-right="0cm" fo:margin-top="0.282cm" fo:margin-bottom="0cm" fo:line-height="100%" fo:text-align="center" fo:text-indent="-0.952cm" style:punctuation-wrap="hanging" style:line-break="strict" style:writing-mode="lr-tb" style:font-independent-line-spacing="true">
        <style:tab-stops>
          <style:tab-stop style:position="0cm"/>
          <style:tab-stop style:position="0.295cm"/>
          <style:tab-stop style:position="1.543cm"/>
          <style:tab-stop style:position="2.791cm"/>
          <style:tab-stop style:position="4.039cm"/>
          <style:tab-stop style:position="5.287cm"/>
          <style:tab-stop style:position="6.535cm"/>
          <style:tab-stop style:position="7.783cm"/>
          <style:tab-stop style:position="9.031cm"/>
          <style:tab-stop style:position="10.279cm"/>
          <style:tab-stop style:position="11.527cm"/>
          <style:tab-stop style:position="12.774cm"/>
          <style:tab-stop style:position="14.022cm"/>
          <style:tab-stop style:position="15.27cm"/>
          <style:tab-stop style:position="16.518cm"/>
          <style:tab-stop style:position="17.766cm"/>
          <style:tab-stop style:position="19.014cm"/>
          <style:tab-stop style:position="20.262cm"/>
          <style:tab-stop style:position="21.51cm"/>
          <style:tab-stop style:position="22.758cm"/>
          <style:tab-stop style:position="24.006cm"/>
        </style:tab-stops>
      </style:paragraph-properties>
      <style:text-properties fo:color="#000000" style:text-outline="false" style:text-line-through-style="none" style:text-position="0% 100%" fo:font-family="SwitzerlandLight" style:font-family-generic="swiss" style:font-pitch="variable" fo:font-size="32pt" fo:font-style="normal" fo:text-shadow="none" style:text-underline-style="none" fo:font-weight="normal" style:font-family-asian="'Lucida Sans Unicode'" style:font-pitch-asian="variable" style:font-size-asian="32pt" style:font-style-asian="normal" style:font-weight-asian="normal" style:font-family-complex="'Lucida Sans Unicode'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 fo:padding-top="0.13cm" fo:padding-bottom="0.13cm" fo:padding-left="0.25cm" fo:padding-right="0.25cm">
        <text:list-style style:name="Standard-title">
          <text:list-level-style-bullet text:level="1" text:bullet-char="•">
            <style:list-level-properties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hanging" style:line-break="strict" style:writing-mode="lr-tb" style:font-independent-line-spacing="true">
        <style:tab-stops>
          <style:tab-stop style:position="0cm"/>
          <style:tab-stop style:position="1.247cm"/>
          <style:tab-stop style:position="2.495cm"/>
          <style:tab-stop style:position="3.743cm"/>
          <style:tab-stop style:position="4.991cm"/>
          <style:tab-stop style:position="6.239cm"/>
          <style:tab-stop style:position="7.487cm"/>
          <style:tab-stop style:position="8.735cm"/>
          <style:tab-stop style:position="9.983cm"/>
          <style:tab-stop style:position="11.231cm"/>
          <style:tab-stop style:position="12.479cm"/>
          <style:tab-stop style:position="13.727cm"/>
          <style:tab-stop style:position="14.975cm"/>
          <style:tab-stop style:position="16.223cm"/>
          <style:tab-stop style:position="17.471cm"/>
          <style:tab-stop style:position="18.719cm"/>
          <style:tab-stop style:position="19.967cm"/>
          <style:tab-stop style:position="21.215cm"/>
          <style:tab-stop style:position="22.463cm"/>
          <style:tab-stop style:position="23.711cm"/>
          <style:tab-stop style:position="24.959cm"/>
        </style:tab-stops>
      </style:paragraph-properties>
      <style:text-properties fo:color="#000000" style:text-outline="false" style:text-line-through-style="none" style:text-position="0% 100%" fo:font-family="'Arial Black'" style:font-family-generic="swiss" style:font-pitch="variable" fo:font-size="36pt" fo:font-style="normal" fo:text-shadow="none" style:text-underline-style="none" fo:font-weight="normal" style:font-family-asian="'Lucida Sans Unicode'" style:font-pitch-asian="variable" style:font-size-asian="36pt" style:font-style-asian="normal" style:font-weight-asian="normal" style:font-family-complex="'Lucida Sans Unicode'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1cm" fo:page-height="25.66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83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83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>
      <style:graphic-properties draw:stroke="none" draw:fill="solid" draw:fill-color="#ff3300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5" style:family="graphic">
      <style:graphic-properties draw:stroke="none" draw:fill="gradient" draw:fill-color="#ff3300" draw:fill-gradient-name="Gradient_20_7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gr6" style:family="graphic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 draw:shadow="hidden"/>
    </style:style>
    <style:style style:name="Mgr7" style:family="graphic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Mgr8" style:family="graphic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no-wrap" draw:shadow="hidden"/>
    </style:style>
    <style:style style:name="Mpr1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0.854cm" fo:min-width="0cm" fo:padding-top="0.13cm" fo:padding-bottom="0.13cm" fo:padding-left="0.25cm" fo:padding-right="0.25cm" fo:wrap-option="wrap" draw:shadow="hidden" draw:shadow-color="#808080"/>
    </style:style>
    <style:style style:name="Mpr2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3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446cm" fo:min-width="0cm" fo:padding-top="0.13cm" fo:padding-bottom="0.13cm" fo:padding-left="0.25cm" fo:padding-right="0.25cm" fo:wrap-option="wrap" draw:shadow="hidden" draw:shadow-color="#808080"/>
    </style:style>
    <style:style style:name="Mpr4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5" style:family="presentation" style:parent-style-name="Standard-backgroundobjects" style:list-style-name="ML1">
      <style:graphic-properties draw:stroke="none" draw:fill="none" draw:fill-color="#ffffff" draw:textarea-horizontal-align="justify" draw:textarea-vertical-align="top" draw:auto-grow-height="false" draw:auto-grow-width="false" fo:min-height="1.268cm" fo:min-width="0cm" fo:padding-top="0.13cm" fo:padding-bottom="0.13cm" fo:padding-left="0.25cm" fo:padding-right="0.25cm" fo:wrap-option="wrap" draw:shadow="hidden" draw:shadow-color="#808080"/>
    </style:style>
    <style:style style:name="Mpr6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r7" style:family="presentation" style:parent-style-name="Standard-backgroundobjects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67cm" fo:min-width="0cm" fo:padding-top="0.13cm" fo:padding-bottom="0.13cm" fo:padding-left="0.25cm" fo:padding-right="0.25cm" fo:wrap-option="wrap" draw:shadow="hidden" draw:shadow-color="#808080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margin-left="0cm" fo:margin-right="0cm" fo:line-height="100%" fo:text-indent="0cm" style:punctuation-wrap="hanging" style:line-break="strict"/>
    </style:style>
    <style:style style:name="MP6" style:family="paragraph">
      <style:paragraph-properties fo:margin-left="0cm" fo:margin-right="0cm" fo:line-height="100%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line-height="100%" fo:text-align="center" fo:text-indent="0cm" style:punctuation-wrap="hanging" style:line-break="strict"/>
    </style:style>
    <style:style style:name="MP8" style:family="paragraph">
      <style:paragraph-properties fo:margin-left="0cm" fo:margin-right="0cm" fo:line-height="100%" fo:text-align="center" fo:text-indent="0cm" style:punctuation-wrap="hanging" style:line-break="strict" style:writing-mode="lr-tb" style:font-independent-line-spacing="true"/>
    </style:style>
    <style:style style:name="MP9" style:family="paragraph">
      <style:paragraph-properties fo:margin-left="0cm" fo:margin-right="0cm" fo:line-height="100%" fo:text-align="end" fo:text-indent="0cm" style:punctuation-wrap="hanging" style:line-break="strict"/>
    </style:style>
    <style:style style:name="MP10" style:family="paragraph">
      <style:paragraph-properties fo:text-align="center"/>
    </style:style>
    <style:style style:name="MP11" style:family="paragraph">
      <style:paragraph-properties fo:margin-left="0cm" fo:margin-right="0cm" fo:text-indent="0cm" style:punctuation-wrap="hanging" style:line-break="strict"/>
    </style:style>
    <style:style style:name="MP12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13" style:family="paragraph">
      <style:paragraph-properties fo:margin-left="0cm" fo:margin-right="0cm" fo:text-align="end" fo:text-indent="0cm" style:punctuation-wrap="hanging" style:line-break="strict"/>
    </style:style>
    <style:style style:name="MP14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T1" style:family="text">
      <style:text-properties fo:font-family="SwitzerlandLight" style:font-family-generic="swiss" style:font-pitch="variable" fo:font-size="14pt" fo:language="de" fo:country="DE" style:font-size-asian="14pt" style:font-size-complex="14pt"/>
    </style:style>
    <style:style style:name="MT2" style:family="text">
      <style:text-properties fo:font-size="12pt" fo:language="de" fo:country="DE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'Times New Roman'" style:font-family-generic="roman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'Times New Roman'" style:font-family-generic="roman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'Times New Roman'" style:font-family-generic="roman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154cm" svg:height="6.115cm" svg:x="1cm" svg:y="2.407cm" draw:page-number="1"/>
      <draw:page-thumbnail draw:layer="backgroundobjects" svg:width="8.154cm" svg:height="6.115cm" svg:x="1cm" svg:y="9.771cm" draw:page-number="2"/>
      <draw:page-thumbnail draw:layer="backgroundobjects" svg:width="8.154cm" svg:height="6.115cm" svg:x="1cm" svg:y="17.135cm" draw:page-number="3"/>
      <draw:page-thumbnail draw:layer="backgroundobjects" svg:width="8.154cm" svg:height="6.115cm" svg:x="10.155cm" svg:y="2.407cm" draw:page-number="4"/>
      <draw:page-thumbnail draw:layer="backgroundobjects" svg:width="8.154cm" svg:height="6.115cm" svg:x="10.155cm" svg:y="9.771cm" draw:page-number="5"/>
      <draw:page-thumbnail draw:layer="backgroundobjects" svg:width="8.154cm" svg:height="6.115cm" svg:x="10.155cm" svg:y="17.135cm" draw:page-number="6"/>
      <draw:frame draw:style-name="Mgr1" draw:text-style-name="MP1" draw:layer="backgroundobjects" svg:width="8.379cm" svg:height="1.282cm" svg:x="0cm" svg:y="0cm" presentation:class="header">
        <draw:text-box>
          <text:p text:style-name="MP1"><presentation:header/></text:p>
        </draw:text-box>
      </draw:frame>
      <draw:frame draw:style-name="Mgr1" draw:text-style-name="MP2" draw:layer="backgroundobjects" svg:width="8.379cm" svg:height="1.282cm" svg:x="10.93cm" svg:y="0cm" presentation:class="date-time">
        <draw:text-box>
          <text:p text:style-name="MP2"><presentation:date-time/></text:p>
        </draw:text-box>
      </draw:frame>
      <draw:frame draw:style-name="Mgr2" draw:text-style-name="MP1" draw:layer="backgroundobjects" svg:width="8.379cm" svg:height="1.282cm" svg:x="0cm" svg:y="24.377cm" presentation:class="footer">
        <draw:text-box>
          <text:p text:style-name="MP1"><presentation:footer/></text:p>
        </draw:text-box>
      </draw:frame>
      <draw:frame draw:style-name="Mgr2" draw:text-style-name="MP2" draw:layer="backgroundobjects" svg:width="8.379cm" svg:height="1.282cm" svg:x="10.93cm" svg:y="24.377cm" presentation:class="page-number">
        <draw:text-box>
          <text:p text:style-name="MP2"><text:page-number>&lt;Nummer&gt;</text:page-number></text:p>
        </draw:text-box>
      </draw:frame>
    </style:handout-master>
    <style:master-page style:name="Standard" style:page-layout-name="PM1" draw:style-name="Mdp1">
      <draw:frame presentation:style-name="Standard-title" draw:layer="backgroundobjects" svg:width="21.586cm" svg:height="5.844cm" svg:x="1.905cm" svg:y="0.356cm" presentation:class="title" presentation:placeholder="true">
        <draw:text-box/>
      </draw:frame>
      <draw:frame presentation:style-name="Standard-outline1" draw:layer="backgroundobjects" svg:width="21.586cm" svg:height="12.274cm" svg:x="1.905cm" svg:y="5.502cm" presentation:class="outline" presentation:placeholder="true">
        <draw:text-box/>
      </draw:frame>
      <draw:frame draw:style-name="Mgr3" draw:text-style-name="MP3" draw:layer="backgroundobjects" svg:width="2.54cm" svg:height="1.331cm" svg:x="0.423cm" svg:y="17.357cm">
        <draw:image xlink:href="Pictures/10000200000000500000002A802472BB.png" xlink:type="simple" xlink:show="embed" xlink:actuate="onLoad">
          <text:p/>
        </draw:image>
      </draw:frame>
      <draw:custom-shape draw:style-name="Mgr4" draw:text-style-name="MP4" draw:layer="backgroundobjects" svg:width="0.212cm" svg:height="11.642cm" svg:x="1.058cm" svg:y="5.503cm">
        <text:p/>
        <draw:enhanced-geometry svg:viewBox="0 0 21600 21600" draw:type="rectangle" draw:enhanced-path="M 0 0 L 21600 0 21600 21600 0 21600 0 0 Z N"/>
      </draw:custom-shape>
      <draw:custom-shape draw:style-name="Mgr5" draw:text-style-name="MP4" draw:layer="backgroundobjects" svg:width="21.59cm" svg:height="0.212cm" svg:x="1.905cm" svg:y="5.08cm">
        <text:p/>
        <draw:enhanced-geometry svg:viewBox="0 0 21600 21600" draw:type="rectangle" draw:enhanced-path="M 0 0 L 21600 0 21600 21600 0 21600 0 0 Z N"/>
      </draw:custom-shape>
      <draw:frame presentation:style-name="Mpr1" draw:text-style-name="MP6" draw:layer="backgroundobjects" svg:width="4.652cm" svg:height="0.853cm" svg:x="3.175cm" svg:y="17.992cm" presentation:class="date-time">
        <draw:text-box>
          <text:p text:style-name="MP5"><text:span text:style-name="MT1"><presentation:date-time/></text:span></text:p>
        </draw:text-box>
      </draw:frame>
      <draw:frame presentation:style-name="Mpr2" draw:text-style-name="MP8" draw:layer="backgroundobjects" svg:width="9.309cm" svg:height="1.445cm" svg:x="8.042cm" svg:y="17.992cm" presentation:class="footer">
        <draw:text-box>
          <text:p text:style-name="MP7"><text:span text:style-name="MT1"><presentation:footer/></text:span><text:span text:style-name="MT1">Objektorientiertes Software-Engineering</text:span></text:p>
        </draw:text-box>
      </draw:frame>
      <draw:frame presentation:style-name="Mpr3" draw:text-style-name="MP6" draw:layer="backgroundobjects" svg:width="2.113cm" svg:height="1.445cm" svg:x="21.377cm" svg:y="17.992cm" presentation:class="page-number">
        <draw:text-box>
          <text:p text:style-name="MP5"><text:span text:style-name="MT1">- </text:span><text:span text:style-name="MT1"><text:page-number>&lt;Nummer&gt;</text:page-number></text:span></text:p>
        </draw:text-box>
      </draw:frame>
      <draw:custom-shape draw:style-name="Mgr6" draw:text-style-name="MP4" draw:layer="backgroundobjects" svg:width="3.598cm" svg:height="0.635cm" svg:x="17.992cm" svg:y="17.992cm">
        <text:p text:style-name="MP9"><text:span text:style-name="MT1">Kapitel 6.2.2</text:span></text:p>
        <draw:enhanced-geometry svg:viewBox="0 0 21600 21600" draw:type="rectangle" draw:enhanced-path="M 0 0 L 21600 0 21600 21600 0 21600 0 0 Z N"/>
      </draw:custom-shape>
      <presentation:notes style:page-layout-name="PM0">
        <draw:rect draw:style-name="Mgr7" draw:text-style-name="MP10" draw:layer="backgroundobjects" svg:width="19.31cm" svg:height="25.66cm" svg:x="0cm" svg:y="0cm">
          <text:p/>
        </draw:rect>
        <draw:custom-shape draw:style-name="Mgr8" draw:text-style-name="MP4" draw:layer="backgroundobjects" svg:width="19.31cm" svg:height="25.66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Mpr4" draw:text-style-name="MP12" draw:layer="backgroundobjects" svg:width="8.462cm" svg:height="1.267cm" svg:x="0cm" svg:y="0cm" presentation:class="header">
          <draw:text-box>
            <text:p text:style-name="MP11"><text:span text:style-name="MT2"><presentation:header/></text:span></text:p>
          </draw:text-box>
        </draw:frame>
        <draw:frame presentation:style-name="Mpr5" draw:text-style-name="MP14" draw:layer="backgroundobjects" svg:width="8.25cm" svg:height="1.267cm" svg:x="11.007cm" svg:y="0cm" presentation:class="date-time">
          <draw:text-box>
            <text:p text:style-name="MP13"><text:span text:style-name="MT2"><presentation:date-time/></text:span></text:p>
          </draw:text-box>
        </draw:frame>
        <draw:page-thumbnail presentation:style-name="Standard-title" draw:layer="backgroundobjects" svg:width="12.978cm" svg:height="9.733cm" svg:x="3.14cm" svg:y="1.905cm" presentation:class="page"/>
        <draw:frame presentation:style-name="Standard-notes" draw:layer="backgroundobjects" svg:width="14.177cm" svg:height="11.426cm" svg:x="2.539cm" svg:y="12.276cm" presentation:class="notes" presentation:placeholder="true">
          <draw:text-box/>
        </draw:frame>
        <draw:frame presentation:style-name="Mpr6" draw:text-style-name="MP12" draw:layer="backgroundobjects" svg:width="8.462cm" svg:height="1.266cm" svg:x="0cm" svg:y="24.34cm" presentation:class="footer">
          <draw:text-box>
            <text:p text:style-name="MP11"><text:span text:style-name="MT2"><presentation:footer/></text:span></text:p>
          </draw:text-box>
        </draw:frame>
        <draw:frame presentation:style-name="Mpr7" draw:text-style-name="MP14" draw:layer="backgroundobjects" svg:width="8.25cm" svg:height="1.266cm" svg:x="11.007cm" svg:y="24.34cm" presentation:class="page-number">
          <draw:text-box>
            <text:p text:style-name="MP13"><text:span text:style-name="MT2"><text:page-number>&lt;Numm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title>PowerPoint-Präsentation</dc:title>
    <meta:initial-creator>Daniel Lindner</meta:initial-creator>
    <meta:creation-date>2002-03-11T14:12:02</meta:creation-date>
    <dc:creator>Daniel Lindner</dc:creator>
    <dc:date>2009-11-23T20:58:34.32</dc:date>
    <meta:editing-cycles>174</meta:editing-cycles>
    <meta:editing-duration>PT52113H31M44S</meta:editing-duration>
    <meta:document-statistic meta:object-count="96"/>
    <meta:generator>OpenOffice.org/3.1$Win32 OpenOffice.org_project/310m19$Build-9420</meta:generator>
  </office:meta>
</office:document-meta>
</file>